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2.8055in"/>
    </style:style>
    <style:style style:name="co4" style:family="table-column">
      <style:table-column-properties fo:break-before="auto" style:column-width="2.4654in"/>
    </style:style>
    <style:style style:name="co5" style:family="table-column">
      <style:table-column-properties fo:break-before="auto" style:column-width="2.54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06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917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mfortaa Medium1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1" fo:font-style="normal" fo:font-weight="normal"/>
    </style:style>
    <style:style style:name="ce23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a Medium2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2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fortaa Medium2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43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1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font-style="normal" fo:font-weight="normal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81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90" style:family="table-cell" style:parent-style-name="Default">
      <style:table-cell-properties fo:border-bottom="none" fo:border-left="0.06pt solid #000000" fo:border-right="none" fo:border-top="none"/>
      <style:paragraph-properties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 style:writing-mode="page"/>
      <style:text-properties fo:font-style="normal" fo:font-weight="normal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 medium"/>
    </style:style>
    <style:style style:name="ce11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in" style:writing-mode="page"/>
      <style:text-properties style:font-name="Comfortaa Medium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 style:writing-mode="page"/>
      <style:text-properties style:font-name="Comfortaa Medium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style:font-name="Comfortaa Medium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3"/>
          <table:table-cell table:style-name="ce2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1"/>
          <table:table-cell table:style-name="ce2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1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3"/>
          <table:table-cell table:style-name="ce23"/>
          <table:covered-table-cell table:number-columns-repeated="4" table:style-name="ce81"/>
          <table:table-cell table:style-name="ce23"/>
          <table:covered-table-cell table:number-columns-repeated="4" table:style-name="ce81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3"/>
          <table:table-cell table:style-name="ce83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3"/>
          <table:table-cell table:style-name="ce83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01/11/21</text:p>
          </table:table-cell>
          <table:table-cell table:style-name="ce96" office:value-type="float" office:value="2" calcext:value-type="float">
            <text:p>2</text:p>
          </table:table-cell>
          <table:table-cell table:style-name="ce81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01/11/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01/12/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01/12/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01/14/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01/14/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01/15/21</text:p>
          </table:table-cell>
          <table:table-cell table:style-name="ce97" office:value-type="float" office:value="3" calcext:value-type="float">
            <text:p>3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01/15/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01/18/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2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01/18/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01/25/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01/2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01/26/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01/26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01/28/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01/28/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2/05/21</text:p>
          </table:table-cell>
          <table:table-cell table:style-name="ce97" office:value-type="float" office:value="4" calcext:value-type="float">
            <text:p>4</text:p>
          </table:table-cell>
          <table:table-cell table:style-name="ce81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2/0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2/08/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2/05/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2/09/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2/08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02/15/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2/09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02/16/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02/1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02/18/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02/16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02/19/21</text:p>
          </table:table-cell>
          <table:table-cell table:style-name="ce115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02/17/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02/20/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02/18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02/22/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02/19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02/23/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02/22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02/25/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02/23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3/01/21</text:p>
          </table:table-cell>
          <table:table-cell table:style-name="ce109" office:value-type="float" office:value="4" calcext:value-type="float">
            <text:p>4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02/26/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3/02/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3/01/21</text:p>
          </table:table-cell>
          <table:table-cell table:style-name="ce158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3/04/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3/02/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3/08/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2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3/08/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3/09/21</text:p>
          </table:table-cell>
          <table:table-cell table:style-name="ce7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Backup / Invites</text:p>
          </table:table-cell>
          <table:table-cell table:style-name="ce146" office:value-type="string" calcext:value-type="string">
            <text:p>12.04.21</text:p>
          </table:table-cell>
          <table:table-cell table:style-name="ce167" office:value-type="float" office:value="1" calcext:value-type="float">
            <text:p>1</text:p>
          </table:table-cell>
          <table:table-cell table:style-name="ce23"/>
          <table:table-cell table:style-name="ce140"/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3/09/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03/11/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03/10/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03/15/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1" calcext:value-type="date">
            <text:p>03/11/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03/16/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5" calcext:value-type="date">
            <text:p>03/15/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03/22/21</text:p>
          </table:table-cell>
          <table:table-cell table:style-name="ce30" office:value-type="float" office:value="1" calcext:value-type="float">
            <text:p>1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6" calcext:value-type="date">
            <text:p>03/16/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03/23/21</text:p>
          </table:table-cell>
          <table:table-cell table:style-name="ce64" office:value-type="float" office:value="1" calcext:value-type="float">
            <text:p>1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7" calcext:value-type="date">
            <text:p>03/17/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03/25/21</text:p>
          </table:table-cell>
          <table:table-cell table:style-name="ce30"/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23" calcext:value-type="date">
            <text:p>03/23/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table:number-columns-repeated="2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20"/>
          <table:table-cell table:style-name="ce112"/>
          <table:table-cell table:style-name="ce156"/>
          <table:table-cell table:style-name="ce162"/>
          <table:table-cell table:style-name="ce1" table:number-columns-repeated="49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56" calcext:value-type="float">
            <text:p>56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9" table:number-columns-spanned="2" table:number-rows-spanned="1"/>
          <table:covered-table-cell table:style-name="ce19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/>
      <style:header-style>
        <style:header-footer-properties fo:min-height="0.3in"/>
      </style:header-style>
      <style:footer-style>
        <style:header-footer-properties fo:min-height="0.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9:38:20.1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14</meta:editing-cycles>
    <meta:editing-duration>PT1H22M1S</meta:editing-duration>
    <dc:date>2021-04-12T19:39:08.244000000</dc:date>
    <meta:document-statistic meta:table-count="1" meta:cell-count="347" meta:object-count="0"/>
  </office:meta>
</office:document-meta>
</file>